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3b1" officeooo:paragraph-rsid="00154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a xlink:type="simple" xlink:href="https://www.meity.gov.in/writereaddata/files/Advertisement%20Young%20Professionals_0.pdf" text:style-name="Internet_20_link" text:visited-style-name="Visited_20_Internet_20_Link">advertistmen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34:46.719434554</meta:creation-date>
    <dc:date>2020-10-07T17:44:56.762745984</dc:date>
    <meta:editing-duration>PT10M13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0.7.3$Linux_X86_64 LibreOffice_project/00m0$Build-3</meta:generator>
  </office:meta>
</office:document-meta>
</file>